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Arial1"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8" style:family="table-column">
      <style:table-column-properties fo:break-before="auto" style:column-width="22.75mm"/>
    </style:style>
    <style:style style:name="co2" style:family="table-column">
      <style:table-column-properties fo:break-before="auto" style:column-width="4.23mm"/>
    </style:style>
    <style:style style:name="co3" style:family="table-column">
      <style:table-column-properties fo:break-before="auto" style:column-width="14.02mm"/>
    </style:style>
    <style:style style:name="co4" style:family="table-column">
      <style:table-column-properties fo:break-before="auto" style:column-width="30.69mm"/>
    </style:style>
    <style:style style:name="co5" style:family="table-column">
      <style:table-column-properties fo:break-before="auto" style:column-width="40.22mm"/>
    </style:style>
    <style:style style:name="co6" style:family="table-column">
      <style:table-column-properties fo:break-before="auto" style:column-width="112.18mm"/>
    </style:style>
    <style:style style:name="co7" style:family="table-column">
      <style:table-column-properties fo:break-before="auto" style:column-width="174.1mm"/>
    </style:style>
    <style:style style:name="co9" style:family="table-column">
      <style:table-column-properties fo:break-before="auto" style:column-width="35.19mm"/>
    </style:style>
    <style:style style:name="ro10" style:family="table-row">
      <style:table-row-properties style:row-height="4.59mm" fo:break-before="auto" style:use-optimal-row-height="false"/>
    </style:style>
    <style:style style:name="ro11" style:family="table-row">
      <style:table-row-properties style:row-height="4.59mm" fo:break-before="auto" style:use-optimal-row-height="true"/>
    </style:style>
    <style:style style:name="ro3" style:family="table-row">
      <style:table-row-properties style:row-height="18.68mm" fo:break-before="auto" style:use-optimal-row-height="false"/>
    </style:style>
    <style:style style:name="ro4" style:family="table-row">
      <style:table-row-properties style:row-height="11.29mm" fo:break-before="auto" style:use-optimal-row-height="false"/>
    </style:style>
    <style:style style:name="ro5" style:family="table-row">
      <style:table-row-properties style:row-height="16.58mm" fo:break-before="auto" style:use-optimal-row-height="false"/>
    </style:style>
    <style:style style:name="ro6" style:family="table-row">
      <style:table-row-properties style:row-height="19.76mm" fo:break-before="auto" style:use-optimal-row-height="false"/>
    </style:style>
    <style:style style:name="ro7" style:family="table-row">
      <style:table-row-properties style:row-height="5.52mm" fo:break-before="auto" style:use-optimal-row-height="true"/>
    </style:style>
    <style:style style:name="ro8" style:family="table-row">
      <style:table-row-properties style:row-height="10.53mm" fo:break-before="auto" style:use-optimal-row-height="true"/>
    </style:style>
    <style:style style:name="ro9" style:family="table-row">
      <style:table-row-properties style:row-height="57.64mm" fo:break-before="auto" style:use-optimal-row-height="false"/>
    </style:style>
    <style:style style:name="ro12" style:family="table-row">
      <style:table-row-properties style:row-height="22.23mm" fo:break-before="auto" style:use-optimal-row-height="false"/>
    </style:style>
    <style:style style:name="ro13" style:family="table-row">
      <style:table-row-properties style:row-height="25.52mm" fo:break-before="auto" style:use-optimal-row-height="true"/>
    </style:style>
    <style:style style:name="ro14" style:family="table-row">
      <style:table-row-properties style:row-height="65.55mm" fo:break-before="auto" style:use-optimal-row-height="false"/>
    </style:style>
    <style:style style:name="ta1" style:family="table" style:master-page-name="mp0">
      <style:table-properties table:display="true" style:writing-mode="lr-tb"/>
    </style:style>
    <style:style style:name="ce1" style:family="table-cell" style:parent-style-name="Default">
      <style:table-cell-properties fo:border-bottom="none" style:diagonal-bl-tr="none" style:diagonal-tl-br="none" fo:wrap-option="wrap" fo:border-left="none" fo:border-right="0.35mm solid #000000" fo:border-top="none" style:vertical-align="bottom"/>
    </style:style>
    <style:style style:name="ce2" style:family="table-cell" style:parent-style-name="Default">
      <style:table-cell-properties fo:border-bottom="0.35mm solid #000000" style:diagonal-bl-tr="none" style:diagonal-tl-br="none" style:text-align-source="fix" style:repeat-content="false" fo:border-left="none" fo:border-right="none" fo:border-top="none" style:vertical-align="middle"/>
      <style:paragraph-properties fo:text-align="center"/>
      <style:text-properties fo:color="#000000" style:text-line-through-style="none" style:font-name="DejaVu Sans" fo:font-size="16pt" fo:font-style="normal" style:text-underline-style="none" fo:font-weight="bold" style:font-name-asian="Arial" style:font-size-asian="16pt" style:font-style-asian="normal" style:font-weight-asian="bold" style:font-name-complex="DejaVu Sans" style:font-size-complex="16pt" style:font-style-complex="normal" style:font-weight-complex="bold"/>
    </style:style>
    <style:style style:name="ce3" style:family="table-cell" style:parent-style-name="Default">
      <style:table-cell-properties fo:border-bottom="0.35mm solid #000000" style:diagonal-bl-tr="none" style:diagonal-tl-br="none" style:text-align-source="fix" style:repeat-content="false" fo:border-left="none" fo:border-right="none" fo:border-top="none"/>
      <style:paragraph-properties fo:text-align="center"/>
      <style:text-properties fo:color="#000000" style:text-line-through-style="none" style:font-name="DejaVu Sans" fo:font-size="12pt" fo:font-style="normal" style:text-underline-style="none" fo:font-weight="bold" style:font-name-asian="Arial" style:font-size-asian="12pt" style:font-style-asian="normal" style:font-weight-asian="bold" style:font-name-complex="DejaVu Sans" style:font-style-complex="normal" style:font-weight-complex="bold"/>
    </style:style>
    <style:style style:name="ce4" style:family="table-cell" style:parent-style-name="Default">
      <style:table-cell-properties style:diagonal-bl-tr="none" style:diagonal-tl-br="none" style:text-align-source="fix" style:repeat-content="false" fo:border="0.35mm solid #000000"/>
      <style:paragraph-properties fo:text-align="center"/>
      <style:text-properties fo:color="#000000" style:text-line-through-style="none" style:font-name="DejaVu Sans" fo:font-size="12pt" fo:font-style="normal" style:text-underline-style="none" fo:font-weight="bold" style:font-name-asian="Arial" style:font-size-asian="12pt" style:font-style-asian="normal" style:font-weight-asian="bold" style:font-name-complex="DejaVu Sans" style:font-style-complex="normal" style:font-weight-complex="bold"/>
    </style:style>
    <style:style style:name="ce5" style:family="table-cell" style:parent-style-name="Default">
      <style:table-cell-properties style:diagonal-bl-tr="none" style:diagonal-tl-br="none" style:text-align-source="fix" style:repeat-content="false" fo:border="0.35mm solid #000000" style:vertical-align="middle"/>
      <style:paragraph-properties fo:text-align="center"/>
      <style:text-properties fo:color="#000000" style:text-line-through-style="none" style:font-name="DejaVu Sans" fo:font-size="12pt" fo:font-style="normal" style:text-underline-style="none" fo:font-weight="bold" style:font-name-asian="Arial" style:font-size-asian="12pt" style:font-style-asian="normal" style:font-weight-asian="bold" style:font-name-complex="DejaVu Sans" style:font-style-complex="normal" style:font-weight-complex="bold"/>
    </style:style>
    <style:style style:name="ce6" style:family="table-cell" style:parent-style-name="Default">
      <style:table-cell-properties fo:border-bottom="0.35mm solid #000000" style:diagonal-bl-tr="none" style:diagonal-tl-br="none" fo:wrap-option="wrap" fo:border-left="none" fo:border-right="none" fo:border-top="none" style:vertical-align="bottom"/>
      <style:text-properties style:font-name="DejaVu Sans" style:font-name-complex="DejaVu Sans"/>
    </style:style>
    <style:style style:name="ce7" style:family="table-cell" style:parent-style-name="Default">
      <style:table-cell-properties style:diagonal-bl-tr="none" style:diagonal-tl-br="none" style:text-align-source="fix" style:repeat-content="false" fo:wrap-option="wrap" fo:border="0.35mm solid #000000"/>
      <style:paragraph-properties fo:text-align="center"/>
      <style:text-properties fo:color="#000000" style:text-line-through-style="none" style:font-name="DejaVu Sans" fo:font-size="12pt" fo:font-style="normal" style:text-underline-style="none" fo:font-weight="bold" style:font-name-asian="Arial" style:font-size-asian="12pt" style:font-style-asian="normal" style:font-weight-asian="bold" style:font-name-complex="DejaVu Sans" style:font-style-complex="normal" style:font-weight-complex="bold"/>
    </style:style>
    <style:style style:name="ce8" style:family="table-cell" style:parent-style-name="Default">
      <style:table-cell-properties style:diagonal-bl-tr="none" style:diagonal-tl-br="none" fo:wrap-option="wrap" fo:border="0.35mm solid #000000"/>
      <style:text-properties fo:color="#000000" style:text-line-through-style="none" style:font-name="DejaVu Sans" fo:font-size="12pt" fo:font-style="normal" style:text-underline-style="none" fo:font-weight="bold" style:font-name-asian="Arial" style:font-size-asian="12pt" style:font-style-asian="normal" style:font-weight-asian="bold" style:font-name-complex="DejaVu Sans" style:font-style-complex="normal" style:font-weight-complex="bold"/>
    </style:style>
    <style:style style:name="ce9" style:family="table-cell" style:parent-style-name="Default">
      <style:table-cell-properties style:diagonal-bl-tr="none" style:diagonal-tl-br="none" style:text-align-source="fix" style:repeat-content="false" fo:wrap-option="wrap" fo:border="0.35mm solid #000000" style:vertical-align="middle"/>
      <style:paragraph-properties fo:text-align="center"/>
      <style:text-properties fo:color="#000000" style:text-line-through-style="none" style:font-name="DejaVu Sans" fo:font-size="12pt" fo:font-style="normal" style:text-underline-style="none" fo:font-weight="bold" style:font-name-asian="Arial" style:font-size-asian="12pt" style:font-style-asian="normal" style:font-weight-asian="bold" style:font-name-complex="DejaVu Sans" style:font-style-complex="normal" style:font-weight-complex="bold"/>
    </style:style>
    <style:style style:name="ce10" style:family="table-cell" style:parent-style-name="Default">
      <style:table-cell-properties fo:background-color="#999999" style:diagonal-bl-tr="none" style:diagonal-tl-br="none" fo:wrap-option="wrap" fo:border="0.35mm solid #000000"/>
      <style:text-properties fo:color="#000000" style:text-line-through-style="none" style:font-name="DejaVu Sans" fo:font-size="12pt" fo:font-style="normal" style:text-underline-style="none" fo:font-weight="bold" style:font-name-asian="Arial" style:font-size-asian="12pt" style:font-style-asian="normal" style:font-weight-asian="bold" style:font-name-complex="DejaVu Sans" style:font-style-complex="normal" style:font-weight-complex="bold"/>
    </style:style>
    <style:style style:name="ce11" style:family="table-cell" style:parent-style-name="Default">
      <style:table-cell-properties fo:background-color="#b3b3b3" style:diagonal-bl-tr="none" style:diagonal-tl-br="none" fo:wrap-option="wrap" fo:border="0.35mm solid #000000"/>
      <style:text-properties fo:color="#000000" style:text-line-through-style="none" style:font-name="DejaVu Sans" fo:font-size="12pt" fo:font-style="normal" style:text-underline-style="none" fo:font-weight="bold" style:font-name-asian="Arial" style:font-size-asian="12pt" style:font-style-asian="normal" style:font-weight-asian="bold" style:font-name-complex="DejaVu Sans" style:font-style-complex="normal" style:font-weight-complex="bold"/>
    </style:style>
    <style:style style:name="ce12" style:family="table-cell" style:parent-style-name="Default">
      <style:table-cell-properties style:diagonal-bl-tr="none" style:diagonal-tl-br="none" fo:wrap-option="wrap" fo:border="0.35mm solid #000000" style:vertical-align="top"/>
      <style:text-properties fo:color="#000000" style:text-line-through-style="none" style:font-name="DejaVu Sans" fo:font-size="12pt" fo:font-style="normal" style:text-underline-style="none" fo:font-weight="bold" style:font-name-asian="Arial" style:font-size-asian="12pt" style:font-style-asian="normal" style:font-weight-asian="bold" style:font-name-complex="DejaVu Sans" style:font-style-complex="normal" style:font-weight-complex="bold"/>
    </style:style>
    <style:style style:name="ce13" style:family="table-cell" style:parent-style-name="Default">
      <style:table-cell-properties style:diagonal-bl-tr="none" style:diagonal-tl-br="none" fo:wrap-option="wrap" fo:border="0.35mm solid #000000"/>
      <style:text-properties fo:color="#000000" style:text-line-through-style="none" style:font-name="DejaVu Sans" fo:font-size="14pt" fo:font-style="normal" style:text-underline-style="none" fo:font-weight="bold" style:font-name-asian="Arial" style:font-size-asian="14pt" style:font-style-asian="normal" style:font-weight-asian="bold" style:font-name-complex="DejaVu Sans" style:font-style-complex="normal" style:font-weight-complex="bold"/>
    </style:style>
    <style:style style:name="ce14" style:family="table-cell" style:parent-style-name="Default">
      <style:table-cell-properties fo:border-bottom="none" style:diagonal-bl-tr="none" style:diagonal-tl-br="none" fo:wrap-option="wrap" fo:border-left="0.35mm solid #000000" fo:border-right="0.35mm solid #000000" fo:border-top="0.35mm solid #000000"/>
      <style:text-properties fo:color="#000000" style:text-line-through-style="none" style:font-name="DejaVu Sans" fo:font-size="12pt" fo:font-style="normal" style:text-underline-style="none" fo:font-weight="bold" style:font-name-asian="Arial" style:font-size-asian="12pt" style:font-style-asian="normal" style:font-weight-asian="bold" style:font-name-complex="DejaVu Sans" style:font-style-complex="normal" style:font-weight-complex="bold"/>
    </style:style>
    <style:style style:name="ce15" style:family="table-cell" style:parent-style-name="Default">
      <style:table-cell-properties fo:border-bottom="none" style:diagonal-bl-tr="none" style:diagonal-tl-br="none" fo:wrap-option="wrap" fo:border-left="0.35mm solid #000000" fo:border-right="0.35mm solid #000000" fo:border-top="none"/>
      <style:text-properties fo:color="#000000" style:text-line-through-style="none" style:font-name="DejaVu Sans" fo:font-size="12pt" fo:font-style="normal" style:text-underline-style="none" fo:font-weight="bold" style:font-name-asian="Arial" style:font-size-asian="12pt" style:font-style-asian="normal" style:font-weight-asian="bold" style:font-name-complex="DejaVu Sans" style:font-style-complex="normal" style:font-weight-complex="bold"/>
    </style:style>
    <style:style style:name="ce16" style:family="table-cell" style:parent-style-name="Default">
      <style:table-cell-properties fo:border-bottom="0.35mm solid #000000" style:diagonal-bl-tr="none" style:diagonal-tl-br="none" style:text-align-source="fix" style:repeat-content="false" fo:wrap-option="wrap" fo:border-left="0.35mm solid #000000" fo:border-right="0.35mm solid #000000" fo:border-top="none"/>
      <style:paragraph-properties fo:text-align="justify" fo:margin-left="0mm"/>
      <style:text-properties fo:color="#000000" style:text-line-through-style="none" style:font-name="DejaVu Sans" fo:font-size="12pt" fo:font-style="normal" style:text-underline-style="none" fo:font-weight="bold" style:font-name-asian="Arial" style:font-size-asian="12pt" style:font-style-asian="normal" style:font-weight-asian="bold" style:font-name-complex="DejaVu Sans" style:font-style-complex="normal" style:font-weight-complex="bold"/>
    </style:style>
    <style:style style:name="ce17" style:family="table-cell" style:parent-style-name="Default">
      <style:table-cell-properties style:diagonal-bl-tr="none" style:diagonal-tl-br="none" fo:background-color="transparent" fo:wrap-option="wrap" fo:border="0.35mm solid #000000"/>
      <style:text-properties fo:color="#000000" style:text-line-through-style="none" style:font-name="DejaVu Sans" fo:font-size="12pt" fo:font-style="normal" style:text-underline-style="none" fo:font-weight="bold" style:font-name-asian="Arial" style:font-size-asian="12pt" style:font-style-asian="normal" style:font-weight-asian="bold" style:font-name-complex="DejaVu Sans" style:font-style-complex="normal" style:font-weight-complex="bold"/>
    </style:style>
    <style:style style:name="ce18" style:family="table-cell" style:parent-style-name="Default">
      <style:table-cell-properties style:diagonal-bl-tr="none" style:diagonal-tl-br="none" fo:background-color="transparent" fo:wrap-option="wrap" fo:border="0.35mm solid #000000"/>
      <style:text-properties style:use-window-font-color="true" style:text-line-through-style="none" style:font-name="DejaVu Sans" fo:font-size="12pt" fo:font-style="normal" style:text-underline-style="none" fo:font-weight="bold" style:font-name-asian="Arial" style:font-size-asian="12pt" style:font-style-asian="normal" style:font-weight-asian="bold" style:font-name-complex="DejaVu Sans" style:font-style-complex="normal" style:font-weight-complex="bold"/>
    </style:style>
    <style:style style:name="ce19" style:family="table-cell" style:parent-style-name="Default">
      <style:table-cell-properties style:diagonal-bl-tr="none" style:diagonal-tl-br="none" style:text-align-source="fix" style:repeat-content="false" fo:wrap-option="wrap" fo:border="0.35mm solid #000000"/>
      <style:paragraph-properties fo:text-align="justify" fo:margin-left="0mm"/>
      <style:text-properties fo:color="#000000" style:text-line-through-style="none" style:font-name="DejaVu Sans" fo:font-size="12pt" fo:font-style="normal" style:text-underline-style="none" fo:font-weight="bold" style:font-name-asian="Arial" style:font-size-asian="12pt" style:font-style-asian="normal" style:font-weight-asian="bold" style:font-name-complex="DejaVu Sans" style:font-style-complex="normal" style:font-weight-complex="bold"/>
    </style:style>
    <style:style style:name="T1" style:family="text">
      <style:text-properties style:font-name-asian="Arial" style:font-name-complex="DejaVu Sans1"/>
    </style:style>
  </office:automatic-styles>
  <office:body>
    <office:spreadsheet>
      <table:table table:name="TTF_Names" table:style-name="ta1">
        <table:table-column table:style-name="co2" table:default-cell-style-name="ce1"/>
        <table:table-column table:style-name="co3" table:default-cell-style-name="ce4"/>
        <table:table-column table:style-name="co4" table:default-cell-style-name="ce4"/>
        <table:table-column table:style-name="co5" table:default-cell-style-name="ce8"/>
        <table:table-column table:style-name="co6" table:default-cell-style-name="ce10"/>
        <table:table-column table:style-name="co7" table:default-cell-style-name="ce8"/>
        <table:table-column table:style-name="co9" table:number-columns-repeated="1018" table:default-cell-style-name="Default"/>
        <table:table-row table:style-name="ro3">
          <table:table-cell table:style-name="Default"/>
          <table:table-cell table:style-name="ce2" office:value-type="string" table:number-columns-spanned="5" table:number-rows-spanned="1">
            <text:p>Font ThendralUni </text:p>
          </table:table-cell>
          <table:covered-table-cell table:number-columns-repeated="4" table:style-name="ce6"/>
          <table:table-cell table:number-columns-repeated="1018"/>
        </table:table-row>
        <table:table-row table:style-name="ro3">
          <table:table-cell table:style-name="Default"/>
          <table:table-cell table:style-name="ce2" office:value-type="string" table:number-columns-spanned="5" table:number-rows-spanned="1">
            <text:p>For developers discussion</text:p>
          </table:table-cell>
          <table:covered-table-cell table:number-columns-repeated="4" table:style-name="ce6"/>
          <table:table-cell table:number-columns-repeated="1018"/>
        </table:table-row>
        <table:table-row table:style-name="ro4">
          <table:table-cell table:style-name="Default"/>
          <table:table-cell table:style-name="ce3" office:value-type="string" table:number-columns-spanned="5" table:number-rows-spanned="1">
            <text:p>Contents of “TTF Names” Fields when viewd via Fontforge </text:p>
          </table:table-cell>
          <table:covered-table-cell table:number-columns-repeated="4" table:style-name="ce6"/>
          <table:table-cell table:number-columns-repeated="1018"/>
        </table:table-row>
        <table:table-row table:style-name="ro5">
          <table:table-cell/>
          <table:table-cell office:value-type="string">
            <text:p>No.</text:p>
          </table:table-cell>
          <table:table-cell office:value-type="string">
            <text:p>Language</text:p>
          </table:table-cell>
          <table:table-cell table:style-name="ce7" office:value-type="string">
            <text:p>String ID</text:p>
          </table:table-cell>
          <table:table-cell table:style-name="ce7" office:value-type="string">
            <text:p>String in: ThendralUni.ttf – Version 1.0 May 2003</text:p>
          </table:table-cell>
          <table:table-cell table:style-name="ce7" office:value-type="string">
            <text:p>String in: ThendralUni.ttf – Version 2.0-dev Oct 2011</text:p>
          </table:table-cell>
          <table:table-cell table:number-columns-repeated="1018"/>
        </table:table-row>
        <table:table-row table:style-name="ro6">
          <table:table-cell/>
          <table:table-cell office:value-type="float" office:value="1">
            <text:p>1</text:p>
          </table:table-cell>
          <table:table-cell office:value-type="string">
            <text:p>Tamil</text:p>
          </table:table-cell>
          <table:table-cell office:value-type="string">
            <text:p>Sample Text</text:p>
          </table:table-cell>
          <table:table-cell/>
          <table:table-cell table:style-name="ce13" office:value-type="string">
            <text:p>யாதும் ஊரே யாவரும் கேளிர்</text:p>
          </table:table-cell>
          <table:table-cell table:number-columns-repeated="1018"/>
        </table:table-row>
        <table:table-row table:style-name="ro7">
          <table:table-cell/>
          <table:table-cell table:style-name="ce5" office:value-type="float" office:value="2" table:number-columns-spanned="1" table:number-rows-spanned="3">
            <text:p>2</text:p>
          </table:table-cell>
          <table:table-cell table:style-name="ce5" office:value-type="string" table:number-columns-spanned="1" table:number-rows-spanned="3">
            <text:p>English (US)</text:p>
          </table:table-cell>
          <table:table-cell table:style-name="ce9" office:value-type="string" table:number-columns-spanned="1" table:number-rows-spanned="3">
            <text:p>Copyright</text:p>
          </table:table-cell>
          <table:table-cell table:style-name="ce9" office:value-type="string" table:number-columns-spanned="1" table:number-rows-spanned="3">
            <text:p>(c) 2003. by A.Umar. Free distribution under GNU-GPL. </text:p>
          </table:table-cell>
          <table:table-cell table:style-name="ce14" office:value-type="string">
            <text:p>(c) 2003. by A.Umar. Free distribution under GNU-GPL. <text:s/></text:p>
          </table:table-cell>
          <table:table-cell table:number-columns-repeated="1018"/>
        </table:table-row>
        <table:table-row table:style-name="ro8">
          <table:table-cell/>
          <table:covered-table-cell table:number-columns-repeated="3"/>
          <table:covered-table-cell table:style-name="ce8"/>
          <table:table-cell table:style-name="ce15" office:value-type="string">
            <text:p>(c) 2011. by Thamizha.com <text:span text:style-name="T1">Licensed under the GNU General Public </text:span><text:span text:style-name="T1">License (see file “COPYING”) along with the following Font Exception:</text:span></text:p>
          </table:table-cell>
          <table:table-cell table:number-columns-repeated="1018"/>
        </table:table-row>
        <table:table-row table:style-name="ro9">
          <table:table-cell/>
          <table:covered-table-cell table:number-columns-repeated="3"/>
          <table:covered-table-cell table:style-name="ce8"/>
          <table:table-cell table:style-name="ce16" office:value-type="string">
            <text:p><text:span text:style-name="T1"><text:s/></text:span></text:p>
            <text:p><text:span text:style-name="T1">As a special exception, if you create a document which uses this font, </text:span><text:span text:style-name="T1">and embed this font or unaltered portions of this font into the </text:span><text:span text:style-name="T1">document, this font does not by itself cause the resulting document </text:span><text:span text:style-name="T1">to be covered by the GNU General Public License. This exception does </text:span><text:span text:style-name="T1">not however invalidate any other reasons why the document might </text:span><text:span text:style-name="T1">be covered by the GNU General Public License. If you modify this </text:span><text:span text:style-name="T1">font, you may extend this exception to your version of the font, but </text:span><text:span text:style-name="T1">you are not obligated to do so. If you do not wish to do so, delete this </text:span><text:span text:style-name="T1">exception statement from your version.</text:span></text:p>
          </table:table-cell>
          <table:table-cell table:number-columns-repeated="1018"/>
        </table:table-row>
        <table:table-row table:style-name="ro4">
          <table:table-cell/>
          <table:table-cell office:value-type="float" office:value="3">
            <text:p>3</text:p>
          </table:table-cell>
          <table:table-cell office:value-type="string">
            <text:p>English (US)</text:p>
          </table:table-cell>
          <table:table-cell office:value-type="string">
            <text:p>Family</text:p>
          </table:table-cell>
          <table:table-cell table:style-name="ce8" office:value-type="string">
            <text:p>ThendralUni</text:p>
          </table:table-cell>
          <table:table-cell office:value-type="string">
            <text:p>ThendralUni</text:p>
          </table:table-cell>
          <table:table-cell table:number-columns-repeated="1018"/>
        </table:table-row>
        <table:table-row table:style-name="ro4">
          <table:table-cell/>
          <table:table-cell office:value-type="float" office:value="4">
            <text:p>4</text:p>
          </table:table-cell>
          <table:table-cell office:value-type="string">
            <text:p>English (US)</text:p>
          </table:table-cell>
          <table:table-cell office:value-type="string">
            <text:p>Styles (SubFamily)</text:p>
          </table:table-cell>
          <table:table-cell table:style-name="ce8" office:value-type="string">
            <text:p>Regular</text:p>
          </table:table-cell>
          <table:table-cell office:value-type="string">
            <text:p>Regular</text:p>
          </table:table-cell>
          <table:table-cell table:number-columns-repeated="1018"/>
        </table:table-row>
        <table:table-row table:style-name="ro12">
          <table:table-cell/>
          <table:table-cell office:value-type="float" office:value="5">
            <text:p>5</text:p>
          </table:table-cell>
          <table:table-cell office:value-type="string">
            <text:p>English (US)</text:p>
          </table:table-cell>
          <table:table-cell office:value-type="string">
            <text:p>UniqueID</text:p>
          </table:table-cell>
          <table:table-cell table:style-name="ce8" office:value-type="string">
            <text:p>A. Umar: TheneeU:2003</text:p>
          </table:table-cell>
          <table:table-cell table:style-name="ce17" office:value-type="string">
            <text:p>A. Umar: Thamizha : ThendralU:2011</text:p>
          </table:table-cell>
          <table:table-cell table:number-columns-repeated="1018"/>
        </table:table-row>
        <table:table-row table:style-name="ro4">
          <table:table-cell/>
          <table:table-cell office:value-type="float" office:value="6">
            <text:p>6</text:p>
          </table:table-cell>
          <table:table-cell office:value-type="string">
            <text:p>English (US)</text:p>
          </table:table-cell>
          <table:table-cell office:value-type="string">
            <text:p>Fullname</text:p>
          </table:table-cell>
          <table:table-cell table:style-name="ce8" office:value-type="string">
            <text:p>ThendralUni</text:p>
          </table:table-cell>
          <table:table-cell office:value-type="string">
            <text:p>ThendralUni</text:p>
          </table:table-cell>
          <table:table-cell table:number-columns-repeated="1018"/>
        </table:table-row>
        <table:table-row table:style-name="ro4">
          <table:table-cell/>
          <table:table-cell office:value-type="float" office:value="7">
            <text:p>7</text:p>
          </table:table-cell>
          <table:table-cell office:value-type="string">
            <text:p>English (US)</text:p>
          </table:table-cell>
          <table:table-cell office:value-type="string">
            <text:p>Version</text:p>
          </table:table-cell>
          <table:table-cell table:style-name="ce8" office:value-type="string">
            <text:p>Version 1.0; May, 2003</text:p>
          </table:table-cell>
          <table:table-cell table:style-name="ce17" office:value-type="string">
            <text:p>Version 2.0-dev; Oct 2011</text:p>
          </table:table-cell>
          <table:table-cell table:number-columns-repeated="1018"/>
        </table:table-row>
        <table:table-row table:style-name="ro7">
          <table:table-cell/>
          <table:table-cell office:value-type="float" office:value="8">
            <text:p>8</text:p>
          </table:table-cell>
          <table:table-cell office:value-type="string">
            <text:p>English (US)</text:p>
          </table:table-cell>
          <table:table-cell office:value-type="string">
            <text:p>Trademark</text:p>
          </table:table-cell>
          <table:table-cell table:style-name="ce11" table:number-columns-repeated="2"/>
          <table:table-cell table:number-columns-repeated="1018"/>
        </table:table-row>
        <table:table-row table:style-name="ro7">
          <table:table-cell/>
          <table:table-cell office:value-type="float" office:value="9">
            <text:p>9</text:p>
          </table:table-cell>
          <table:table-cell office:value-type="string">
            <text:p>English (US)</text:p>
          </table:table-cell>
          <table:table-cell office:value-type="string">
            <text:p>Manufacturer</text:p>
          </table:table-cell>
          <table:table-cell table:style-name="ce11" table:number-columns-repeated="2"/>
          <table:table-cell table:number-columns-repeated="1018"/>
        </table:table-row>
        <table:table-row table:style-name="ro7">
          <table:table-cell/>
          <table:table-cell office:value-type="float" office:value="10">
            <text:p>10</text:p>
          </table:table-cell>
          <table:table-cell office:value-type="string">
            <text:p>English (US)</text:p>
          </table:table-cell>
          <table:table-cell office:value-type="string">
            <text:p>Designer</text:p>
          </table:table-cell>
          <table:table-cell table:style-name="ce11" table:number-columns-repeated="2"/>
          <table:table-cell table:number-columns-repeated="1018"/>
        </table:table-row>
        <table:table-row table:style-name="ro13">
          <table:table-cell/>
          <table:table-cell office:value-type="float" office:value="11">
            <text:p>11</text:p>
          </table:table-cell>
          <table:table-cell office:value-type="string">
            <text:p>English (US)</text:p>
          </table:table-cell>
          <table:table-cell office:value-type="string">
            <text:p>Descriptor</text:p>
          </table:table-cell>
          <table:table-cell table:style-name="ce11"/>
          <table:table-cell office:value-type="string">
            <text:p>Free to use under GNU/GPL License terms. <text:s/>This version 2.0-dev is a successor to the version 1.0 and this version 2.0-dev is to be used for the developemt of the font removing bugs and including characters / symbols not included in Version 1.0. Stable version will have “-dev” suffix removed</text:p>
          </table:table-cell>
          <table:table-cell table:number-columns-repeated="1018"/>
        </table:table-row>
        <table:table-row table:style-name="ro4">
          <table:table-cell/>
          <table:table-cell office:value-type="float" office:value="12">
            <text:p>12</text:p>
          </table:table-cell>
          <table:table-cell office:value-type="string">
            <text:p>English (US)</text:p>
          </table:table-cell>
          <table:table-cell office:value-type="string">
            <text:p>Vendor URL</text:p>
          </table:table-cell>
          <table:table-cell table:style-name="ce11"/>
          <table:table-cell table:style-name="ce18" office:value-type="string">
            <text:p><text:a xlink:href="http://thamizha.com/">http://thamizha.com</text:a></text:p>
          </table:table-cell>
          <table:table-cell table:number-columns-repeated="1018"/>
        </table:table-row>
        <table:table-row table:style-name="ro4">
          <table:table-cell/>
          <table:table-cell office:value-type="float" office:value="13">
            <text:p>13</text:p>
          </table:table-cell>
          <table:table-cell office:value-type="string">
            <text:p>English (US)</text:p>
          </table:table-cell>
          <table:table-cell office:value-type="string">
            <text:p>Desiner URL</text:p>
          </table:table-cell>
          <table:table-cell table:style-name="ce11" table:number-columns-repeated="2"/>
          <table:table-cell table:number-columns-repeated="1018"/>
        </table:table-row>
        <table:table-row table:style-name="ro14">
          <table:table-cell/>
          <table:table-cell office:value-type="float" office:value="14">
            <text:p>14</text:p>
          </table:table-cell>
          <table:table-cell office:value-type="string">
            <text:p>English (US)</text:p>
          </table:table-cell>
          <table:table-cell office:value-type="string">
            <text:p>License</text:p>
          </table:table-cell>
          <table:table-cell table:style-name="ce12" office:value-type="string">
            <text:p>TheneeUni Ver3.001 - 2003, 2004</text:p>
            <text:p>=============================</text:p>
            <text:p/>
            <text:p><text:tab/><text:tab/> <text:s text:c="3"/>GNU GENERAL PUBLIC LICENSE</text:p>
            <text:p><text:tab/><text:tab/> <text:s text:c="6"/>Version 2, June 1991</text:p>
            <text:p/>
            <text:p><text:s/>Copyright (C) 1989, 1991 Free Software Foundation, Inc.</text:p>
            <text:p><text:s text:c="23"/>59 Temple Place, Suite 330, Boston, MA <text:s/>02111-1307 <text:s/>USA</text:p>
            <text:p><text:s/>Everyone is permitted to copy and distribute verbatim copies</text:p>
            <text:p><text:s/>of this license document, but changing it is not allowed.</text:p>
            <text:p/>
            <text:p><text:tab/><text:tab/><text:tab/> <text:s text:c="3"/>Preamble</text:p>
            <text:p/>
            <text:p><text:s text:c="2"/>The licenses for most software are designed to take away your</text:p>
            <text:p>freedom to share and change it. <text:s/>By contrast, the GNU General Public</text:p>
            <text:p>License is intended to guarantee your freedom to share and change free</text:p>
            <text:p>software--to make sure the software is free for all its users. <text:s/>This</text:p>
            <text:p>General Public License applies to most of the Free Software</text:p>
            <text:p>Foundation's software and to any other program whose authors commit to</text:p>
            <text:p>using it. <text:s/>(Some other Free Software Foundation software is covered by</text:p>
            <text:p>the GNU Library General Public License instead.) <text:s/>You can apply it to</text:p>
            <text:p>your programs, too.</text:p>
            <text:p/>
            <text:p><text:s text:c="2"/>When we speak of free software, we are referring to freedom, not</text:p>
            <text:p>price. <text:s/>Our General Public Licenses are designed to make sure that you</text:p>
            <text:p>have the freedom to distribute copies of free software (and charge for</text:p>
            <text:p>this service if you wish), that you receive source code or can get it</text:p>
            <text:p>if you want it, that you can change the software or use pieces of it</text:p>
            <text:p>in new free programs; and that you know you can do these things.</text:p>
            <text:p/>
            <text:p><text:s text:c="2"/>To protect your rights, we need to make restrictions that forbid</text:p>
            <text:p>anyone to deny you these rights or to ask you to surrender the rights.</text:p>
            <text:p>These restrictions translate to certain responsibilities for you if you</text:p>
            <text:p>distribute copies of the software, or if you modify it.</text:p>
            <text:p/>
            <text:p><text:s text:c="2"/>For example, if you distribute copies of such a program, whether</text:p>
            <text:p>gratis or for a fee, you must give the recipients all the rights that</text:p>
            <text:p>you have. <text:s/>You must make sure that they, too, receive or can get the</text:p>
            <text:p>source code. <text:s/>And you must show them these terms so they know their</text:p>
            <text:p>rights.</text:p>
            <text:p/>
            <text:p><text:s text:c="2"/>We protect your rights with two steps: (1) copyright the software, and</text:p>
            <text:p>(2) offer you this license which gives you legal permission to copy,</text:p>
            <text:p>distribute and/or modify the software.</text:p>
            <text:p/>
            <text:p><text:s text:c="2"/>Also, for each author's protection and ours, we want to make certain</text:p>
            <text:p>that everyone understands that there is no warranty for this free</text:p>
            <text:p>software. <text:s/>If the software is modified by someone else and passed on, we</text:p>
            <text:p>want its recipients to know that what they have is not the original, so</text:p>
            <text:p>that any problems introduced by others will not reflect on the original</text:p>
            <text:p>authors' reputations.</text:p>
            <text:p/>
            <text:p><text:s text:c="2"/>Finally, any free program is threatened constantly by software</text:p>
            <text:p>patents. <text:s/>We wish to avoid the danger that redistributors of a free</text:p>
            <text:p>program will individually obtain patent licenses, in effect making the</text:p>
            <text:p>program proprietary. <text:s/>To prevent this, we have made it clear that any</text:p>
            <text:p>patent must be licensed for everyone's free use or not licensed at all.</text:p>
            <text:p/>
            <text:p><text:s text:c="2"/>The precise terms and conditions for copying, distribution and</text:p>
            <text:p>modification follow.</text:p>
            <text:p/>
            <text:p><text:tab/><text:tab/> <text:s text:c="3"/>GNU GENERAL PUBLIC LICENSE</text:p>
            <text:p><text:s text:c="3"/>TERMS AND CONDITIONS FOR COPYING, DISTRIBUTION AND MODIFICATION</text:p>
            <text:p/>
            <text:p><text:s text:c="2"/>0. This License applies to any program or other work which contains</text:p>
            <text:p>a notice placed by the copyright holder saying it may be distributed</text:p>
            <text:p>under the terms of this General Public License. <text:s/>The "Program", below,</text:p>
            <text:p>refers to any such program or work, and a "work based on the Program"</text:p>
            <text:p>means either the Program or any derivative work under copyright law:</text:p>
            <text:p>that is to say, a work containing the Program or a portion of it,</text:p>
            <text:p>either verbatim or with modifications and/or translated into another</text:p>
            <text:p>language. <text:s/>(Hereinafter, translation is included without limitation in</text:p>
            <text:p>the term "modification".) <text:s/>Each licensee is addressed as "you".</text:p>
            <text:p/>
            <text:p>Activities other than copying, distribution and modification are not</text:p>
            <text:p>covered by this License; they are outside its scope. <text:s/>The act of</text:p>
            <text:p>running the Program is not restricted, and the output from the Program</text:p>
            <text:p>is covered only if its contents constitute a work based on the</text:p>
            <text:p>Program (independent of having been made by running the Program).</text:p>
            <text:p>Whether that is true depends on what the Program does.</text:p>
            <text:p/>
            <text:p><text:s text:c="2"/>1. You may copy and distribute verbatim copies of the Program's</text:p>
            <text:p>source code as you receive it, in any medium, provided that you</text:p>
            <text:p>conspicuously and appropriately publish on each copy an appropriate</text:p>
            <text:p>copyright notice and disclaimer of warranty; keep intact all the</text:p>
            <text:p>notices that refer to this License and to the absence of any warranty;</text:p>
            <text:p>and give any other recipients of the Program a copy of this License</text:p>
            <text:p>along with the Program.</text:p>
            <text:p/>
            <text:p>You may charge a fee for the physical act of transferring a copy, and</text:p>
            <text:p>you may at your option offer warranty protection in exchange for a fee.</text:p>
            <text:p/>
            <text:p><text:s text:c="2"/>2. You may modify your copy or copies of the Program or any portion</text:p>
            <text:p>of it, thus forming a work based on the Program, and copy and</text:p>
            <text:p>distribute such modifications or work under the terms of Section 1</text:p>
            <text:p>above, provided that you also meet all of these conditions:</text:p>
            <text:p/>
            <text:p><text:s text:c="4"/>a) You must cause the modified files to carry prominent notices</text:p>
            <text:p><text:s text:c="4"/>stating that you changed the files and the date of any change.</text:p>
            <text:p/>
            <text:p><text:s text:c="4"/>b) You must cause any work that you distribute or publish, that in</text:p>
            <text:p><text:s text:c="4"/>whole or in part contains or is derived from the Program or any</text:p>
            <text:p><text:s text:c="4"/>part thereof, to be licensed as a whole at no charge to all third</text:p>
            <text:p><text:s text:c="4"/>parties under the terms of this License.</text:p>
            <text:p/>
            <text:p><text:s text:c="4"/>c) If the modified program normally reads commands interactively</text:p>
            <text:p><text:s text:c="4"/>when run, you must cause it, when started running for such</text:p>
            <text:p><text:s text:c="4"/>interactive use in the most ordinary way, to print or display an</text:p>
            <text:p><text:s text:c="4"/>announcement including an appropriate copyright notice and a</text:p>
            <text:p><text:s text:c="4"/>notice that there is no warranty (or else, saying that you provide</text:p>
            <text:p><text:s text:c="4"/>a warranty) and that users may redistribute the program under</text:p>
            <text:p><text:s text:c="4"/>these conditions, and telling the user how to view a copy of this</text:p>
            <text:p><text:s text:c="4"/>License. <text:s/>(Exception: if the Program itself is interactive but</text:p>
            <text:p><text:s text:c="4"/>does not normally print such an announcement, your work based on</text:p>
            <text:p><text:s text:c="4"/>the Program is not required to print an announcement.)</text:p>
            <text:p/>
            <text:p>These requirements apply to the modified work as a whole. <text:s/>If</text:p>
            <text:p>identifiable sections of that work are not derived from the Program,</text:p>
            <text:p>and can be reasonably considered independent and separate works in</text:p>
            <text:p>themselves, then this License, and its terms, do not apply to those</text:p>
            <text:p>sections when you distribute them as separate works. <text:s/>But when you</text:p>
            <text:p>distribute the same sections as part of a whole which is a work based</text:p>
            <text:p>on the Program, the distribution of the whole must be on the terms of</text:p>
            <text:p>this License, whose permissions for other licensees extend to the</text:p>
            <text:p>entire whole, and thus to each and every part regardless of who wrote it.</text:p>
            <text:p/>
            <text:p>Thus, it is not the intent of this section to claim rights or contest</text:p>
            <text:p>your rights to work written entirely by you; rather, the intent is to</text:p>
            <text:p>exercise the right to control the distribution of derivative or</text:p>
            <text:p>collective works based on the Program.</text:p>
            <text:p/>
            <text:p>In addition, mere aggregation of another work not based on the Program</text:p>
            <text:p>with the Program (or with a work based on the Program) on a volume of</text:p>
            <text:p>a storage or distribution medium does not bring the other work under</text:p>
            <text:p>the scope of this License.</text:p>
            <text:p/>
            <text:p><text:s text:c="2"/>3. You may copy and distribute the Program (or a work based on it,</text:p>
            <text:p>under Section 2) in object code or executable form under the terms of</text:p>
            <text:p>Sections 1 and 2 above provided that you also do one of the following:</text:p>
            <text:p/>
            <text:p><text:s text:c="4"/>a) Accompany it with the complete corresponding machine-readable</text:p>
            <text:p><text:s text:c="4"/>source code, which must be distributed under the terms of Sections</text:p>
            <text:p><text:s text:c="4"/>1 and 2 above on a medium customarily used for software interchange; or,</text:p>
            <text:p/>
            <text:p><text:s text:c="4"/>b) Accompany it with a written offer, valid for at least three</text:p>
            <text:p><text:s text:c="4"/>years, to give any third party, for a charge no more than your</text:p>
            <text:p><text:s text:c="4"/>cost of physically performing source distribution, a complete</text:p>
            <text:p><text:s text:c="4"/>machine-readable copy of the corresponding source code, to be</text:p>
            <text:p><text:s text:c="4"/>distributed under the terms of Sections 1 and 2 above on a medium</text:p>
            <text:p><text:s text:c="4"/>customarily used for software interchange; or,</text:p>
            <text:p/>
            <text:p><text:s text:c="4"/>c) Accompany it with the information you received as to the offer</text:p>
            <text:p><text:s text:c="4"/>to distribute corresponding source code. <text:s/>(This alternative is</text:p>
            <text:p><text:s text:c="4"/>allowed only for noncommercial distribution and only if you</text:p>
            <text:p><text:s text:c="4"/>received the program in object code or executable form with such</text:p>
            <text:p><text:s text:c="4"/>an offer, in accord with Subsection b above.)</text:p>
            <text:p/>
            <text:p>The source code for a work means the preferred form of the work for</text:p>
            <text:p>making modifications to it. <text:s/>For an executable work, complete source</text:p>
            <text:p>code means all the source code for all modules it contains, plus any</text:p>
            <text:p>associated interface definition files, plus the scripts used to</text:p>
            <text:p>control compilation and installation of the executable. <text:s/>However, as a</text:p>
            <text:p>special exception, the source code distributed need not include</text:p>
            <text:p>anything that is normally distributed (in either source or binary</text:p>
            <text:p>form) with the major components (compiler, kernel, and so on) of the</text:p>
            <text:p>operating system on which the executable runs, unless that component</text:p>
            <text:p>itself accompanies the executable.</text:p>
            <text:p/>
            <text:p>If distribution of executable or object code is made by offering</text:p>
            <text:p>access to copy from a designated place, then offering equivalent</text:p>
            <text:p>access to copy the source code from the same place counts as</text:p>
            <text:p>distribution of the source code, even though third parties are not</text:p>
            <text:p>compelled to copy the source along with the object code.</text:p>
            <text:p/>
            <text:p><text:s text:c="2"/>4. You may not copy, modify, sublicense, or distribute the Program</text:p>
            <text:p>except as expressly provided under this License. <text:s/>Any attempt</text:p>
            <text:p>otherwise to copy, modify, sublicense or distribute the Program is</text:p>
            <text:p>void, and will automatically terminate your rights under this License.</text:p>
            <text:p>However, parties who have received copies, or rights, from you under</text:p>
            <text:p>this License will not have their licenses terminated so long as such</text:p>
            <text:p>parties remain in full compliance.</text:p>
            <text:p/>
            <text:p><text:s text:c="2"/>5. You are not required to accept this License, since you have not</text:p>
            <text:p>signed it. <text:s/>However, nothing else grants you permission to modify or</text:p>
            <text:p>distribute the Program or its derivative works. <text:s/>These actions are</text:p>
            <text:p>prohibited by law if you do not accept this License. <text:s/>Therefore, by</text:p>
            <text:p>modifying or distributing the Program (or any work based on the</text:p>
            <text:p>Program), you indicate your acceptance of this License to do so, and</text:p>
            <text:p>all its terms and conditions for copying, distributing or modifying</text:p>
            <text:p>the Program or works based on it.</text:p>
            <text:p/>
            <text:p><text:s text:c="2"/>6. Each time you redistribute the Program (or any work based on the</text:p>
            <text:p>Program), the recipient automatically receives a license from the</text:p>
            <text:p>original licensor to copy, distribute or modify the Program subject to</text:p>
            <text:p>these terms and conditions. <text:s/>You may not impose any further</text:p>
            <text:p>restrictions on the recipients' exercise of the rights granted herein.</text:p>
            <text:p>You are not responsible for enforcing compliance by third parties to</text:p>
            <text:p>this License.</text:p>
            <text:p/>
            <text:p><text:s text:c="2"/>7. If, as a consequence of a court judgment or allegation of patent</text:p>
            <text:p>infringement or for any other reason (not limited to patent issues),</text:p>
            <text:p>conditions are imposed on you (whether by court order, agreement or</text:p>
            <text:p>otherwise) that contradict the conditions of this License, they do not</text:p>
            <text:p>excuse you from the conditions of this License. <text:s/>If you cannot</text:p>
            <text:p>distribute so as to satisfy simultaneously your obligations under this</text:p>
            <text:p>License and any other pertinent obligations, then as a consequence you</text:p>
            <text:p>may not distribute the Program at all. <text:s/>For example, if a patent</text:p>
            <text:p>license would not permit royalty-free redistribution of the Program by</text:p>
            <text:p>all those who receive copies directly or indirectly through you, then</text:p>
            <text:p>the only way you could satisfy both it and this License would be to</text:p>
            <text:p>refrain entirely from distribution of the Program.</text:p>
            <text:p/>
            <text:p>If any portion of this section is held invalid or unenforceable under</text:p>
            <text:p>any particular circumstance, the balance of the section is intended to</text:p>
            <text:p>apply and the section as a whole is intended to apply in other</text:p>
            <text:p>circumstances.</text:p>
            <text:p/>
            <text:p>It is not the purpose of this section to induce you to infringe any</text:p>
            <text:p>patents or other property right claims or to contest validity of any</text:p>
            <text:p>such claims; this section has the sole purpose of protecting the</text:p>
            <text:p>integrity of the free software distribution system, which is</text:p>
            <text:p>implemented by public license practices. <text:s/>Many people have made</text:p>
            <text:p>generous contributions to the wide range of software distributed</text:p>
            <text:p>through that system in reliance on consistent application of that</text:p>
            <text:p>system; it is up to the author/donor to decide if he or she is willing</text:p>
            <text:p>to distribute software through any other system and a licensee cannot</text:p>
            <text:p>impose that choice.</text:p>
            <text:p/>
            <text:p>This section is intended to make thoroughly clear what is believed to</text:p>
            <text:p>be a consequence of the rest of this License.</text:p>
            <text:p/>
            <text:p><text:s text:c="2"/>8. If the distribution and/or use of the Program is restricted in</text:p>
            <text:p>certain countries either by patents or by copyrighted interfaces, the</text:p>
            <text:p>original copyright holder who places the Program under this License</text:p>
            <text:p>may add an explicit geographical distribution limitation excluding</text:p>
            <text:p>those countries, so that distribution is permitted only in or among</text:p>
            <text:p>countries not thus excluded. <text:s/>In such case, this License incorporates</text:p>
            <text:p>the limitation as if written in the body of this License.</text:p>
            <text:p/>
            <text:p><text:s text:c="2"/>9. The Free Software Foundation may publish revised and/or new versions</text:p>
            <text:p>of the General Public License from time to time. <text:s/>Such new versions will</text:p>
            <text:p>be similar in spirit to the present version, but may differ in detail to</text:p>
            <text:p>address new problems or concerns.</text:p>
            <text:p/>
            <text:p>Each version is given a distinguishing version number. <text:s/>If the Program</text:p>
            <text:p>specifies a version number of this License which applies to it and "any</text:p>
            <text:p>later version", you have the option of following the terms and conditions</text:p>
            <text:p>either of that version or of any later version published by the Free</text:p>
            <text:p>Software Foundation. <text:s/>If the Program does not specify a version number of</text:p>
            <text:p>this License, you may choose any version ever published by the Free Software</text:p>
            <text:p>Foundation.</text:p>
            <text:p/>
            <text:p><text:s text:c="2"/>10. If you wish to incorporate parts of the Program into other free</text:p>
            <text:p>programs whose distribution conditions are different, write to the author</text:p>
            <text:p>to ask for permission. <text:s/>For software which is copyrighted by the Free</text:p>
            <text:p>Software Foundation, write to the Free Software Foundation; we sometimes</text:p>
            <text:p>make exceptions for this. <text:s/>Our decision will be guided by the two goals</text:p>
            <text:p>of preserving the free status of all derivatives of our free software and</text:p>
            <text:p>of promoting the sharing and reuse of software generally.</text:p>
            <text:p/>
            <text:p><text:tab/><text:tab/><text:tab/> <text:s text:c="3"/>NO WARRANTY</text:p>
            <text:p/>
            <text:p><text:s text:c="2"/>11. BECAUSE THE PROGRAM IS LICENSED FREE OF CHARGE, THERE IS NO WARRANTY</text:p>
            <text:p>FOR THE PROGRAM, TO THE EXTENT PERMITTED BY APPLICABLE LAW. <text:s/>EXCEPT WHEN</text:p>
            <text:p>OTHERWISE STATED IN WRITING THE COPYRIGHT HOLDERS AND/OR OTHER PARTIES</text:p>
            <text:p>PROVIDE THE PROGRAM "AS IS" WITHOUT WARRANTY OF ANY KIND, EITHER EXPRESSED</text:p>
            <text:p>OR IMPLIED, INCLUDING, BUT NOT LIMITED TO, THE IMPLIED WARRANTIES OF</text:p>
            <text:p>MERCHANTABILITY AND FITNESS FOR A PARTICULAR PURPOSE. <text:s/>THE ENTIRE RISK AS</text:p>
            <text:p>TO THE QUALITY AND PERFORMANCE OF THE PROGRAM IS WITH YOU. <text:s/>SHOULD THE</text:p>
            <text:p>PROGRAM PROVE DEFECTIVE, YOU ASSUME THE COST OF ALL NECESSARY SERVICING,</text:p>
            <text:p>REPAIR OR CORRECTION.</text:p>
            <text:p/>
            <text:p><text:s text:c="2"/>12. IN NO EVENT UNLESS REQUIRED BY APPLICABLE LAW OR AGREED TO IN WRITING</text:p>
            <text:p>WILL ANY COPYRIGHT HOLDER, OR ANY OTHER PARTY WHO MAY MODIFY AND/OR</text:p>
            <text:p>REDISTRIBUTE THE PROGRAM AS PERMITTED ABOVE, BE LIABLE TO YOU FOR DAMAGES,</text:p>
            <text:p>INCLUDING ANY GENERAL, SPECIAL, INCIDENTAL OR CONSEQUENTIAL DAMAGES ARISING</text:p>
            <text:p>OUT OF THE USE OR INABILITY TO USE THE PROGRAM (INCLUDING BUT NOT LIMITED</text:p>
            <text:p>TO LOSS OF DATA OR DATA BEING RENDERED INACCURATE OR LOSSES SUSTAINED BY</text:p>
            <text:p>YOU OR THIRD PARTIES OR A FAILURE OF THE PROGRAM TO OPERATE WITH ANY OTHER</text:p>
            <text:p>PROGRAMS), EVEN IF SUCH HOLDER OR OTHER PARTY HAS BEEN ADVISED OF THE</text:p>
            <text:p>POSSIBILITY OF SUCH DAMAGES.</text:p>
            <text:p/>
            <text:p><text:tab/><text:tab/> <text:s text:c="4"/>END OF TERMS AND CONDITIONS</text:p>
            <text:p/>
            <text:p><text:tab/> <text:s text:c="3"/>How to Apply These Terms to Your New Programs</text:p>
            <text:p/>
            <text:p><text:s text:c="2"/>If you develop a new program, and you want it to be of the greatest</text:p>
            <text:p>possible use to the public, the best way to achieve this is to make it</text:p>
            <text:p>free software which everyone can redistribute and change under these terms.</text:p>
            <text:p/>
            <text:p><text:s text:c="2"/>To do so, attach the following notices to the program. <text:s/>It is safest</text:p>
            <text:p>to attach them to the start of each source file to most effectively</text:p>
            <text:p>convey the exclusion of warranty; and each file should have at least</text:p>
            <text:p>the "copyright" line and a pointer to where the full notice is found.</text:p>
            <text:p/>
            <text:p><text:s text:c="4"/>&lt;one line to give the program's name and a brief idea of what it does.&gt;</text:p>
            <text:p><text:s text:c="4"/>Copyright (C) &lt;year&gt; <text:s/>&lt;name of author&gt;</text:p>
            <text:p/>
            <text:p><text:s text:c="4"/>This program is free software; you can redistribute it and/or modify</text:p>
            <text:p><text:s text:c="4"/>it under the terms of the GNU General Public License as published by</text:p>
            <text:p><text:s text:c="4"/>the Free Software Foundation; either version 2 of the License, or</text:p>
            <text:p><text:s text:c="4"/>(at your option) any later version.</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GNU General Public License for more details.</text:p>
            <text:p/>
            <text:p><text:s text:c="4"/>You should have received a copy of the GNU General Public License</text:p>
            <text:p><text:s text:c="4"/>along with this program; if not, write to the Free Software</text:p>
            <text:p><text:s text:c="4"/>Foundation, Inc., 59 Temple Place, Suite 330, Boston, MA <text:s/>02111-1307 <text:s/>USA</text:p>
            <text:p/>
            <text:p/>
            <text:p>Also add information on how to contact you by electronic and paper mail.</text:p>
            <text:p/>
            <text:p>If the program is interactive, make it output a short notice like this</text:p>
            <text:p>when it starts in an interactive mode:</text:p>
            <text:p/>
            <text:p><text:s text:c="4"/>Gnomovision version 69, Copyright (C) year name of author</text:p>
            <text:p><text:s text:c="4"/>Gnomovision comes with ABSOLUTELY NO WARRANTY; for details type `show w'.</text:p>
            <text:p><text:s text:c="4"/>This is free software, and you are welcome to redistribute it</text:p>
            <text:p><text:s text:c="4"/>under certain conditions; type `show c' for details.</text:p>
            <text:p/>
            <text:p>The hypothetical commands `show w' and `show c' should show the appropriate</text:p>
            <text:p>parts of the General Public License. <text:s/>Of course, the commands you use may</text:p>
            <text:p>be called something other than `show w' and `show c'; they could even be</text:p>
            <text:p>mouse-clicks or menu items--whatever suits your program.</text:p>
            <text:p/>
            <text:p>You should also get your employer (if you work as a programmer) or your</text:p>
            <text:p>school, if any, to sign a "copyright disclaimer" for the program, if</text:p>
            <text:p>necessary. <text:s/>Here is a sample; alter the names:</text:p>
            <text:p/>
            <text:p><text:s text:c="2"/>Yoyodyne, Inc., hereby disclaims all copyright interest in the program</text:p>
            <text:p><text:s text:c="2"/>`Gnomovision' (which makes passes at compilers) written by James Hacker.</text:p>
            <text:p/>
            <text:p><text:s text:c="2"/>&lt;signature of Ty Coon&gt;, 1 April 1989</text:p>
            <text:p><text:s text:c="2"/>Ty Coon, President of Vice</text:p>
            <text:p/>
            <text:p>This General Public License does not permit incorporating your program into</text:p>
            <text:p>proprietary programs. <text:s/>If your program is a subroutine library, you may</text:p>
            <text:p>consider it more useful to permit linking proprietary applications with the</text:p>
            <text:p>library. <text:s/>If this is what you want to do, use the GNU Library General</text:p>
            <text:p>Public License instead of this License.</text:p>
          </table:table-cell>
          <table:table-cell table:style-name="ce19" office:value-type="string">
            <text:p>Licensed under the GNU General Public License <text:span text:style-name="T1">(see the file </text:span><text:span text:style-name="T1">“COPYING”) <text:s/></text:span>along with the Font Exception which is as follows: </text:p>
            <text:p/>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number-columns-repeated="1018"/>
        </table:table-row>
        <table:table-row table:style-name="ro5">
          <table:table-cell/>
          <table:table-cell office:value-type="float" office:value="15">
            <text:p>15</text:p>
          </table:table-cell>
          <table:table-cell office:value-type="string">
            <text:p>English (US)</text:p>
          </table:table-cell>
          <table:table-cell office:value-type="string">
            <text:p>License URL</text:p>
          </table:table-cell>
          <table:table-cell/>
          <table:table-cell office:value-type="string">
            <text:p>http://www.gnu.org/licenses/gpl.txt</text:p>
          </table:table-cell>
          <table:table-cell table:number-columns-repeated="1018"/>
        </table:table-row>
        <table:table-row table:style-name="ro4">
          <table:table-cell/>
          <table:table-cell office:value-type="float" office:value="16">
            <text:p>16</text:p>
          </table:table-cell>
          <table:table-cell office:value-type="string">
            <text:p>English (US)</text:p>
          </table:table-cell>
          <table:table-cell office:value-type="string">
            <text:p>Preferred Family</text:p>
          </table:table-cell>
          <table:table-cell/>
          <table:table-cell table:style-name="ce10"/>
          <table:table-cell table:number-columns-repeated="1018"/>
        </table:table-row>
        <table:table-row table:style-name="ro4">
          <table:table-cell/>
          <table:table-cell office:value-type="float" office:value="17">
            <text:p>17</text:p>
          </table:table-cell>
          <table:table-cell office:value-type="string">
            <text:p>English (US)</text:p>
          </table:table-cell>
          <table:table-cell office:value-type="string">
            <text:p>Preferred Style</text:p>
          </table:table-cell>
          <table:table-cell/>
          <table:table-cell table:style-name="ce10"/>
          <table:table-cell table:number-columns-repeated="1018"/>
        </table:table-row>
        <table:table-row table:style-name="ro4">
          <table:table-cell/>
          <table:table-cell office:value-type="float" office:value="18">
            <text:p>18</text:p>
          </table:table-cell>
          <table:table-cell office:value-type="string">
            <text:p>English (US)</text:p>
          </table:table-cell>
          <table:table-cell office:value-type="string">
            <text:p>Compatible Full</text:p>
          </table:table-cell>
          <table:table-cell/>
          <table:table-cell table:style-name="ce10"/>
          <table:table-cell table:number-columns-repeated="1018"/>
        </table:table-row>
        <table:table-row table:style-name="ro4">
          <table:table-cell/>
          <table:table-cell office:value-type="float" office:value="19">
            <text:p>19</text:p>
          </table:table-cell>
          <table:table-cell office:value-type="string">
            <text:p>English (US)</text:p>
          </table:table-cell>
          <table:table-cell office:value-type="string">
            <text:p>WWS Family</text:p>
          </table:table-cell>
          <table:table-cell/>
          <table:table-cell table:style-name="ce10"/>
          <table:table-cell table:number-columns-repeated="1018"/>
        </table:table-row>
        <table:table-row table:style-name="ro4">
          <table:table-cell/>
          <table:table-cell office:value-type="float" office:value="20">
            <text:p>20</text:p>
          </table:table-cell>
          <table:table-cell office:value-type="string">
            <text:p>English (US)</text:p>
          </table:table-cell>
          <table:table-cell office:value-type="string">
            <text:p>WWS SubFamily</text:p>
          </table:table-cell>
          <table:table-cell/>
          <table:table-cell table:style-name="ce10"/>
          <table:table-cell table:number-columns-repeated="1018"/>
        </table:table-row>
      </table:table>
      <table:table table:name="தாள்2" table:style-name="ta1">
        <table:table-column table:style-name="co8" table:number-columns-repeated="1024" table:default-cell-style-name="Default"/>
        <table:table-row table:style-name="ro10" table:number-rows-repeated="20">
          <table:table-cell table:number-columns-repeated="1024"/>
        </table:table-row>
        <table:table-row table:style-name="ro11" table:number-rows-repeated="1048555">
          <table:table-cell table:number-columns-repeated="1024"/>
        </table:table-row>
        <table:table-row table:style-name="ro11">
          <table:table-cell table:number-columns-repeated="1024"/>
        </table:table-row>
      </table:table>
      <table:table table:name="தாள்3" table:style-name="ta1">
        <table:table-column table:style-name="co8" table:number-columns-repeated="1024" table:default-cell-style-name="Default"/>
        <table:table-row table:style-name="ro10" table:number-rows-repeated="20">
          <table:table-cell table:number-columns-repeated="1024"/>
        </table:table-row>
        <table:table-row table:style-name="ro11" table:number-rows-repeated="1048555">
          <table:table-cell table:number-columns-repeated="1024"/>
        </table:table-row>
        <table:table-row table:style-name="ro1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Arial1"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12.7mm"/>
      <style:text-properties style:font-name="Arial" fo:language="en" fo:country="US" style:font-name-asian="Arial" style:language-asian="zh" style:country-asian="CN" style:font-name-complex="DejaVu Sans1" style:language-complex="ta"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 $ </number:text>
      <number:number number:decimal-places="2" number:min-integer-digits="1" number:grouping="true"/>
      <number:text> </number:text>
    </number:number-style>
    <number:number-style style:name="N120P1" style:volatile="true">
      <number:text> $ (</number:text>
      <number:number number:decimal-places="2" number:min-integer-digits="1" number:grouping="true"/>
      <number:text>)</number:text>
    </number:number-style>
    <number:number-style style:name="N120P2" style:volatile="true">
      <number:text> $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3P0" style:volatile="true">
      <number:text> $ </number:text>
      <number:number number:decimal-places="0" number:min-integer-digits="1" number:grouping="true"/>
      <number:text> </number:text>
    </number:number-style>
    <number:number-style style:name="N123P1" style:volatile="true">
      <number:text> $ (</number:text>
      <number:number number:decimal-places="0" number:min-integer-digits="1" number:grouping="true"/>
      <number:text>)</number:text>
    </number:number-style>
    <number:number-style style:name="N123P2" style:volatile="true">
      <number:text> $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17">
      <number:text> $ </number:text>
      <number:number number:decimal-places="2" number:min-integer-digits="1" number:grouping="true"/>
      <number:text> </number:text>
    </number:number-style>
    <number:number-style style:name="N118">
      <number:text> $ (</number:text>
      <number:number number:decimal-places="2" number:min-integer-digits="1" number:grouping="true"/>
      <number:text>)</number:text>
    </number:number-style>
    <number:number-style style:name="N119">
      <number:text> $ - </number:text>
    </number:number-style>
    <number:number-style style:name="N121">
      <number:text> $ </number:text>
      <number:number number:decimal-places="0" number:min-integer-digits="1" number:grouping="true"/>
      <number:text> </number:text>
    </number:number-style>
    <number:number-style style:name="N122">
      <number:text> $ (</number:text>
      <number:number number:decimal-places="0" number:min-integer-digits="1" number:grouping="true"/>
      <number:text>)</number:text>
    </number:number-style>
    <number:number-style style:name="N124">
      <number:number number:decimal-places="2" number:min-integer-digits="1" number:grouping="true"/>
      <number:text> </number:text>
    </number:number-style>
    <number:number-style style:name="N125">
      <number:text>  (</number:text>
      <number:number number:decimal-places="2" number:min-integer-digits="1" number:grouping="true"/>
      <number:text>)</number:text>
    </number:number-style>
    <number:number-style style:name="N126">
      <number:text>  - </number:text>
    </number:number-style>
    <number:number-style style:name="N128">
      <number:number number:decimal-places="0" number:min-integer-digits="1" number:grouping="true"/>
      <number:text> </number:text>
    </number:number-style>
    <number:number-style style:name="N129">
      <number:text>  (</number:text>
      <number:number number:decimal-places="0" number:min-integer-digits="1" number:grouping="true"/>
      <number:text>)</number:text>
    </number:number-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5b_0_5d_" style:display-name="Currency[0]" style:family="table-cell" style:parent-style-name="Default" style:data-style-name="N123"/>
    <style:style style:name="Comma" style:family="table-cell" style:parent-style-name="Default" style:data-style-name="N127"/>
    <style:style style:name="Comma_5b_0_5d_" style:display-name="Comma[0]" style:family="table-cell" style:parent-style-name="Default" style:data-style-name="N130"/>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0.88mm solid #000000" fo:padding="0.18mm" fo:background-color="#c0c0c0">
          <style:background-image/>
        </style:header-footer-properties>
      </style:header-style>
      <style:footer-style>
        <style:header-footer-properties fo:min-height="7.51mm" fo:margin-left="0mm" fo:margin-right="0mm" fo:margin-top="2.5mm" fo:border="0.88mm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25.4mm" fo:margin-bottom="25.4mm" fo:margin-left="19.05mm" fo:margin-right="19.05mm" style:print-page-order="ttb" style:first-page-number="continue" style:scale-to="100%" style:print="zero-values"/>
      <style:header-style>
        <style:header-footer-properties fo:min-height="12.7mm"/>
      </style:header-style>
      <style:footer-style>
        <style:header-footer-properties fo:min-height="12.7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0">10/10/2011</text:date>, <text:time>23:26:35</text:time></text:p>
        </style:region-right>
      </style:header>
      <style:header-left style:display="false"/>
      <style:footer>
        <text:p>Page <text:page-number>1</text:page-number> / <text:page-count>99</text:page-count></text:p>
      </style:footer>
      <style:footer-left style:display="false"/>
    </style:master-page>
    <style:master-page style:name="mp0"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1969-12-31T16:00:00</meta:creation-date>
    <dc:date>2011-10-10T23:26:35</dc:date>
    <meta:print-date>1969-12-31T16:00:00</meta:print-date>
    <meta:generator>LibreOffice/3.3$Linux LibreOffice_project/330m19$Build-401</meta:generator>
    <dc:creator>K. Sethu</dc:creator>
    <meta:editing-duration>PT1H51M53S</meta:editing-duration>
    <meta:editing-cycles>13</meta:editing-cycles>
    <meta:document-statistic meta:table-count="3" meta:cell-count="88" meta:object-count="0"/>
  </office:meta>
</office:document-meta>
</file>